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0.2075in"/>
    </style:style>
    <style:style style:name="co8" style:family="table-column">
      <style:table-column-properties fo:break-before="auto" style:column-width="0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rteria4.sc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right_side</text:p>
          </table:table-cell>
          <table:table-cell/>
          <table:table-cell table:formula="of:=[.A113]" office:value-type="string" office:string-value="right_side" calcext:value-type="string">
            <text:p>right_si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15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6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7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formula="of:=[.A118]" office:value-type="string" office:string-value="center" calcext:value-type="string">
            <text:p>center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9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9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0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0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1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1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2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22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left_side</text:p>
          </table:table-cell>
          <table:table-cell/>
          <table:table-cell table:formula="of:=[.A123]" office:value-type="string" office:string-value="left_side" calcext:value-type="string">
            <text:p>left_sid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24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5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7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porteria5.svg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r_izq</text:p>
          </table:table-cell>
          <table:table-cell/>
          <table:table-cell table:formula="of:=[.A7]" office:value-type="string" office:string-value="arr_izq" calcext:value-type="string">
            <text:p>arr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1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cen</text:p>
          </table:table-cell>
          <table:table-cell/>
          <table:table-cell table:formula="of:=[.A12]" office:value-type="string" office:string-value="arr_cen" calcext:value-type="string">
            <text:p>arr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3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4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5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6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der</text:p>
          </table:table-cell>
          <table:table-cell/>
          <table:table-cell table:formula="of:=[.A17]" office:value-type="string" office:string-value="arr_der" calcext:value-type="string">
            <text:p>arr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1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2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izq</text:p>
          </table:table-cell>
          <table:table-cell/>
          <table:table-cell table:formula="of:=[.A22]" office:value-type="string" office:string-value="cen_izq" calcext:value-type="string">
            <text:p>cen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3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4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25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[</text:p>
          </table:table-cell>
          <table:table-cell table:formula="of:=[.A26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6]/[.$B$5]" office:value-type="float" office:value="0.582" calcext:value-type="float">
            <text:p>0.58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cen</text:p>
          </table:table-cell>
          <table:table-cell/>
          <table:table-cell table:formula="of:=[.A27]" office:value-type="string" office:string-value="cen_cen" calcext:value-type="string">
            <text:p>cen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8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8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9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9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0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0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1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1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der</text:p>
          </table:table-cell>
          <table:table-cell/>
          <table:table-cell table:formula="of:=[.A32]" office:value-type="string" office:string-value="cen_der" calcext:value-type="string">
            <text:p>cen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33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34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5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6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6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izq</text:p>
          </table:table-cell>
          <table:table-cell/>
          <table:table-cell table:formula="of:=[.A37]" office:value-type="string" office:string-value="aba_izq" calcext:value-type="string">
            <text:p>aba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3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3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4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cen</text:p>
          </table:table-cell>
          <table:table-cell/>
          <table:table-cell table:formula="of:=[.A42]" office:value-type="string" office:string-value="aba_cen" calcext:value-type="string">
            <text:p>aba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3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4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5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6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der</text:p>
          </table:table-cell>
          <table:table-cell/>
          <table:table-cell table:formula="of:=[.A47]" office:value-type="string" office:string-value="aba_der" calcext:value-type="string">
            <text:p>aba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4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5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izq</text:p>
          </table:table-cell>
          <table:table-cell/>
          <table:table-cell table:formula="of:=[.A52]" office:value-type="string" office:string-value="fuera_izq" calcext:value-type="string">
            <text:p>fuera_izq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3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4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5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6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cen</text:p>
          </table:table-cell>
          <table:table-cell/>
          <table:table-cell table:formula="of:=[.A57]" office:value-type="string" office:string-value="fuera_cen" calcext:value-type="string">
            <text:p>fuera_cen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8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9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0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61]/[.$B$5]" office:value-type="float" office:value="0.147" calcext:value-type="float">
            <text:p>0.14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der</text:p>
          </table:table-cell>
          <table:table-cell/>
          <table:table-cell table:formula="of:=[.A62]" office:value-type="string" office:string-value="fuera_der" calcext:value-type="string">
            <text:p>fuera_der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63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64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5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6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campo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as</text:p>
          </table:table-cell>
          <table:table-cell/>
          <table:table-cell table:formula="of:=COM.MICROSOFT.CONCAT( &quot;{&quot;&quot;name&quot;&quot;: &quot;&quot;&quot;; [.A6]; &quot;&quot;&quot;, &quot;)" office:value-type="string" office:string-value="{&quot;name&quot;: &quot;contras&quot;, " calcext:value-type="string">
            <text:p>{"name": "contras", 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“points” : [[</text:p>
          </table:table-cell>
          <table:table-cell table:formula="of:=[.A7]/[.$B$3]" office:value-type="float" office:value="0.110666666666667" calcext:value-type="float">
            <text:p>0.110666666666667</text:p>
          </table:table-cell>
          <table:table-cell office:value-type="string" calcext:value-type="string">
            <text:p>, </text:p>
          </table:table-cell>
          <table:table-cell table:formula="of:=[.B7]/[.$B$4]" office:value-type="float" office:value="0.11" calcext:value-type="float">
            <text:p>0.1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</text:p>
          </table:table-cell>
          <table:table-cell table:formula="of:=[.A8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8]/[.$B$4]" office:value-type="float" office:value="0.11" calcext:value-type="float">
            <text:p>0.1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9]/[.$B$4]" office:value-type="float" office:value="0.208666666666667" calcext:value-type="float">
            <text:p>0.208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10]/[.$B$4]" office:value-type="float" office:value="0.208666666666667" calcext:value-type="float">
            <text:p>0.2086666666666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/>
          <table:table-cell table:formula="of:=COM.MICROSOFT.CONCAT( &quot;{&quot;&quot;name&quot;&quot;: &quot;&quot;&quot;; [.A11]; &quot;&quot;&quot;, &quot;)" office:value-type="string" office:string-value="{&quot;name&quot;: &quot;7m&quot;, " calcext:value-type="string">
            <text:p>{"name": "7m", 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“points” : [[</text:p>
          </table:table-cell>
          <table:table-cell table:formula="of:=[.A1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12]/[.$B$4]" office:value-type="float" office:value="0.342666666666667" calcext:value-type="float">
            <text:p>0.342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[</text:p>
          </table:table-cell>
          <table:table-cell table:formula="of:=[.A13]/[.$B$3]" office:value-type="float" office:value="0.506666666666667" calcext:value-type="float">
            <text:p>0.506666666666667</text:p>
          </table:table-cell>
          <table:table-cell office:value-type="string" calcext:value-type="string">
            <text:p>, </text:p>
          </table:table-cell>
          <table:table-cell table:formula="of:=[.B13]/[.$B$4]" office:value-type="float" office:value="0.348" calcext:value-type="float">
            <text:p>0.34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[</text:p>
          </table:table-cell>
          <table:table-cell table:formula="of:=[.A14]/[.$B$3]" office:value-type="float" office:value="0.52" calcext:value-type="float">
            <text:p>0.52</text:p>
          </table:table-cell>
          <table:table-cell office:value-type="string" calcext:value-type="string">
            <text:p>, </text:p>
          </table:table-cell>
          <table:table-cell table:formula="of:=[.B14]/[.$B$4]" office:value-type="float" office:value="0.360666666666667" calcext:value-type="float">
            <text:p>0.3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</text:p>
          </table:table-cell>
          <table:table-cell table:formula="of:=[.A15]/[.$B$3]" office:value-type="float" office:value="0.526666666666667" calcext:value-type="float">
            <text:p>0.526666666666667</text:p>
          </table:table-cell>
          <table:table-cell office:value-type="string" calcext:value-type="string">
            <text:p>, </text:p>
          </table:table-cell>
          <table:table-cell table:formula="of:=[.B15]/[.$B$4]" office:value-type="float" office:value="0.38" calcext:value-type="float">
            <text:p>0.3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[</text:p>
          </table:table-cell>
          <table:table-cell table:formula="of:=[.A16]/[.$B$3]" office:value-type="float" office:value="0.522" calcext:value-type="float">
            <text:p>0.522</text:p>
          </table:table-cell>
          <table:table-cell office:value-type="string" calcext:value-type="string">
            <text:p>, </text:p>
          </table:table-cell>
          <table:table-cell table:formula="of:=[.B16]/[.$B$4]" office:value-type="float" office:value="0.399333333333333" calcext:value-type="float">
            <text:p>0.399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[</text:p>
          </table:table-cell>
          <table:table-cell table:formula="of:=[.A17]/[.$B$3]" office:value-type="float" office:value="0.51" calcext:value-type="float">
            <text:p>0.51</text:p>
          </table:table-cell>
          <table:table-cell office:value-type="string" calcext:value-type="string">
            <text:p>, </text:p>
          </table:table-cell>
          <table:table-cell table:formula="of:=[.B17]/[.$B$4]" office:value-type="float" office:value="0.413333333333333" calcext:value-type="float">
            <text:p>0.41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</text:p>
          </table:table-cell>
          <table:table-cell table:formula="of:=[.A18]/[.$B$3]" office:value-type="float" office:value="0.488" calcext:value-type="float">
            <text:p>0.488</text:p>
          </table:table-cell>
          <table:table-cell office:value-type="string" calcext:value-type="string">
            <text:p>, </text:p>
          </table:table-cell>
          <table:table-cell table:formula="of:=[.B18]/[.$B$4]" office:value-type="float" office:value="0.42" calcext:value-type="float">
            <text:p>0.4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[</text:p>
          </table:table-cell>
          <table:table-cell table:formula="of:=[.A19]/[.$B$3]" office:value-type="float" office:value="0.466666666666667" calcext:value-type="float">
            <text:p>0.466666666666667</text:p>
          </table:table-cell>
          <table:table-cell office:value-type="string" calcext:value-type="string">
            <text:p>, </text:p>
          </table:table-cell>
          <table:table-cell table:formula="of:=[.B19]/[.$B$4]" office:value-type="float" office:value="0.414" calcext:value-type="float">
            <text:p>0.41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[</text:p>
          </table:table-cell>
          <table:table-cell table:formula="of:=[.A20]/[.$B$3]" office:value-type="float" office:value="0.452666666666667" calcext:value-type="float">
            <text:p>0.452666666666667</text:p>
          </table:table-cell>
          <table:table-cell office:value-type="string" calcext:value-type="string">
            <text:p>, </text:p>
          </table:table-cell>
          <table:table-cell table:formula="of:=[.B20]/[.$B$4]" office:value-type="float" office:value="0.397333333333333" calcext:value-type="float">
            <text:p>0.39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[</text:p>
          </table:table-cell>
          <table:table-cell table:formula="of:=[.A21]/[.$B$3]" office:value-type="float" office:value="0.449333333333333" calcext:value-type="float">
            <text:p>0.449333333333333</text:p>
          </table:table-cell>
          <table:table-cell office:value-type="string" calcext:value-type="string">
            <text:p>, </text:p>
          </table:table-cell>
          <table:table-cell table:formula="of:=[.B21]/[.$B$4]" office:value-type="float" office:value="0.383333333333333" calcext:value-type="float">
            <text:p>0.38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[</text:p>
          </table:table-cell>
          <table:table-cell table:formula="of:=[.A22]/[.$B$3]" office:value-type="float" office:value="0.452" calcext:value-type="float">
            <text:p>0.452</text:p>
          </table:table-cell>
          <table:table-cell office:value-type="string" calcext:value-type="string">
            <text:p>, </text:p>
          </table:table-cell>
          <table:table-cell table:formula="of:=[.B22]/[.$B$4]" office:value-type="float" office:value="0.366666666666667" calcext:value-type="float">
            <text:p>0.36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[</text:p>
          </table:table-cell>
          <table:table-cell table:formula="of:=[.A23]/[.$B$3]" office:value-type="float" office:value="0.464666666666667" calcext:value-type="float">
            <text:p>0.464666666666667</text:p>
          </table:table-cell>
          <table:table-cell office:value-type="string" calcext:value-type="string">
            <text:p>, </text:p>
          </table:table-cell>
          <table:table-cell table:formula="of:=[.B23]/[.$B$4]" office:value-type="float" office:value="0.350666666666667" calcext:value-type="float">
            <text:p>0.3506666666666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ext_izq</text:p>
          </table:table-cell>
          <table:table-cell/>
          <table:table-cell table:formula="of:=COM.MICROSOFT.CONCAT( &quot;{&quot;&quot;name&quot;&quot;: &quot;&quot;&quot;; [.A24]; &quot;&quot;&quot;, &quot;)" office:value-type="string" office:string-value="{&quot;name&quot;: &quot;ext_izq&quot;, " calcext:value-type="string">
            <text:p>{"name": "ext_izq", 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“points” : [[</text:p>
          </table:table-cell>
          <table:table-cell table:formula="of:=[.A25]/[.$B$3]" office:value-type="float" office:value="0.123333333333333" calcext:value-type="float">
            <text:p>0.123333333333333</text:p>
          </table:table-cell>
          <table:table-cell office:value-type="string" calcext:value-type="string">
            <text:p>, </text:p>
          </table:table-cell>
          <table:table-cell table:formula="of:=[.B25]/[.$B$4]" office:value-type="float" office:value="0.233333333333333" calcext:value-type="float">
            <text:p>0.23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[</text:p>
          </table:table-cell>
          <table:table-cell table:formula="of:=[.A26]/[.$B$3]" office:value-type="float" office:value="0.197333333333333" calcext:value-type="float">
            <text:p>0.197333333333333</text:p>
          </table:table-cell>
          <table:table-cell office:value-type="string" calcext:value-type="string">
            <text:p>, </text:p>
          </table:table-cell>
          <table:table-cell table:formula="of:=[.B26]/[.$B$4]" office:value-type="float" office:value="0.233333333333333" calcext:value-type="float">
            <text:p>0.23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[</text:p>
          </table:table-cell>
          <table:table-cell table:formula="of:=[.A27]/[.$B$3]" office:value-type="float" office:value="0.206666666666667" calcext:value-type="float">
            <text:p>0.206666666666667</text:p>
          </table:table-cell>
          <table:table-cell office:value-type="string" calcext:value-type="string">
            <text:p>, </text:p>
          </table:table-cell>
          <table:table-cell table:formula="of:=[.B27]/[.$B$4]" office:value-type="float" office:value="0.279333333333333" calcext:value-type="float">
            <text:p>0.279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</text:p>
          </table:table-cell>
          <table:table-cell table:formula="of:=[.A28]/[.$B$3]" office:value-type="float" office:value="0.22" calcext:value-type="float">
            <text:p>0.22</text:p>
          </table:table-cell>
          <table:table-cell office:value-type="string" calcext:value-type="string">
            <text:p>, </text:p>
          </table:table-cell>
          <table:table-cell table:formula="of:=[.B28]/[.$B$4]" office:value-type="float" office:value="0.316666666666667" calcext:value-type="float">
            <text:p>0.31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[</text:p>
          </table:table-cell>
          <table:table-cell table:formula="of:=[.A29]/[.$B$3]" office:value-type="float" office:value="0.240666666666667" calcext:value-type="float">
            <text:p>0.240666666666667</text:p>
          </table:table-cell>
          <table:table-cell office:value-type="string" calcext:value-type="string">
            <text:p>, </text:p>
          </table:table-cell>
          <table:table-cell table:formula="of:=[.B29]/[.$B$4]" office:value-type="float" office:value="0.356666666666667" calcext:value-type="float">
            <text:p>0.35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30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30]/[.$B$4]" office:value-type="float" office:value="0.387333333333333" calcext:value-type="float">
            <text:p>0.38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[</text:p>
          </table:table-cell>
          <table:table-cell table:formula="of:=[.A31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31]/[.$B$4]" office:value-type="float" office:value="0.530666666666667" calcext:value-type="float">
            <text:p>0.5306666666666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ext_cen</text:p>
          </table:table-cell>
          <table:table-cell/>
          <table:table-cell table:formula="of:=COM.MICROSOFT.CONCAT( &quot;{&quot;&quot;name&quot;&quot;: &quot;&quot;&quot;; [.A32]; &quot;&quot;&quot;, &quot;)" office:value-type="string" office:string-value="{&quot;name&quot;: &quot;ext_cen&quot;, " calcext:value-type="string">
            <text:p>{"name": "ext_cen", 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“points” : [[</text:p>
          </table:table-cell>
          <table:table-cell table:formula="of:=[.A33]/[.$B$3]" office:value-type="float" office:value="0.79" calcext:value-type="float">
            <text:p>0.79</text:p>
          </table:table-cell>
          <table:table-cell office:value-type="string" calcext:value-type="string">
            <text:p>, </text:p>
          </table:table-cell>
          <table:table-cell table:formula="of:=[.B33]/[.$B$4]" office:value-type="float" office:value="0.232" calcext:value-type="float">
            <text:p>0.23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[</text:p>
          </table:table-cell>
          <table:table-cell table:formula="of:=[.A34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4]/[.$B$4]" office:value-type="float" office:value="0.232" calcext:value-type="float">
            <text:p>0.23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[</text:p>
          </table:table-cell>
          <table:table-cell table:formula="of:=[.A35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5]/[.$B$4]" office:value-type="float" office:value="0.530666666666667" calcext:value-type="float">
            <text:p>0.53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36]/[.$B$3]" office:value-type="float" office:value="0.723333333333333" calcext:value-type="float">
            <text:p>0.723333333333333</text:p>
          </table:table-cell>
          <table:table-cell office:value-type="string" calcext:value-type="string">
            <text:p>, </text:p>
          </table:table-cell>
          <table:table-cell table:formula="of:=[.B36]/[.$B$4]" office:value-type="float" office:value="0.387333333333333" calcext:value-type="float">
            <text:p>0.38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[</text:p>
          </table:table-cell>
          <table:table-cell table:formula="of:=[.A37]/[.$B$3]" office:value-type="float" office:value="0.745333333333333" calcext:value-type="float">
            <text:p>0.745333333333333</text:p>
          </table:table-cell>
          <table:table-cell office:value-type="string" calcext:value-type="string">
            <text:p>, </text:p>
          </table:table-cell>
          <table:table-cell table:formula="of:=[.B37]/[.$B$4]" office:value-type="float" office:value="0.360666666666667" calcext:value-type="float">
            <text:p>0.3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[</text:p>
          </table:table-cell>
          <table:table-cell table:formula="of:=[.A38]/[.$B$3]" office:value-type="float" office:value="0.764" calcext:value-type="float">
            <text:p>0.764</text:p>
          </table:table-cell>
          <table:table-cell office:value-type="string" calcext:value-type="string">
            <text:p>, </text:p>
          </table:table-cell>
          <table:table-cell table:formula="of:=[.B38]/[.$B$4]" office:value-type="float" office:value="0.326" calcext:value-type="float">
            <text:p>0.3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[</text:p>
          </table:table-cell>
          <table:table-cell table:formula="of:=[.A39]/[.$B$3]" office:value-type="float" office:value="0.778666666666667" calcext:value-type="float">
            <text:p>0.778666666666667</text:p>
          </table:table-cell>
          <table:table-cell office:value-type="string" calcext:value-type="string">
            <text:p>, </text:p>
          </table:table-cell>
          <table:table-cell table:formula="of:=[.B39]/[.$B$4]" office:value-type="float" office:value="0.29" calcext:value-type="float">
            <text:p>0.2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</text:p>
          </table:table-cell>
          <table:table-cell table:formula="of:=[.A40]/[.$B$3]" office:value-type="float" office:value="0.786666666666667" calcext:value-type="float">
            <text:p>0.786666666666667</text:p>
          </table:table-cell>
          <table:table-cell office:value-type="string" calcext:value-type="string">
            <text:p>, </text:p>
          </table:table-cell>
          <table:table-cell table:formula="of:=[.B40]/[.$B$4]" office:value-type="float" office:value="0.257333333333333" calcext:value-type="float">
            <text:p>0.257333333333333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izq</text:p>
          </table:table-cell>
          <table:table-cell/>
          <table:table-cell table:formula="of:=COM.MICROSOFT.CONCAT( &quot;{&quot;&quot;name&quot;&quot;: &quot;&quot;&quot;; [.A41]; &quot;&quot;&quot;, &quot;)" office:value-type="string" office:string-value="{&quot;name&quot;: &quot;6m_izq&quot;, " calcext:value-type="string">
            <text:p>{"name": "6m_izq", 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“points” : [[</text:p>
          </table:table-cell>
          <table:table-cell table:formula="of:=[.A42]/[.$B$3]" office:value-type="float" office:value="0.27" calcext:value-type="float">
            <text:p>0.27</text:p>
          </table:table-cell>
          <table:table-cell office:value-type="string" calcext:value-type="string">
            <text:p>, </text:p>
          </table:table-cell>
          <table:table-cell table:formula="of:=[.B42]/[.$B$4]" office:value-type="float" office:value="0.393333333333333" calcext:value-type="float">
            <text:p>0.39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</text:p>
          </table:table-cell>
          <table:table-cell table:formula="of:=[.A43]/[.$B$3]" office:value-type="float" office:value="0.303333333333333" calcext:value-type="float">
            <text:p>0.303333333333333</text:p>
          </table:table-cell>
          <table:table-cell office:value-type="string" calcext:value-type="string">
            <text:p>, </text:p>
          </table:table-cell>
          <table:table-cell table:formula="of:=[.B43]/[.$B$4]" office:value-type="float" office:value="0.42" calcext:value-type="float">
            <text:p>0.4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[</text:p>
          </table:table-cell>
          <table:table-cell table:formula="of:=[.A44]/[.$B$3]" office:value-type="float" office:value="0.348" calcext:value-type="float">
            <text:p>0.348</text:p>
          </table:table-cell>
          <table:table-cell office:value-type="string" calcext:value-type="string">
            <text:p>, </text:p>
          </table:table-cell>
          <table:table-cell table:formula="of:=[.B44]/[.$B$4]" office:value-type="float" office:value="0.444" calcext:value-type="float">
            <text:p>0.44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[</text:p>
          </table:table-cell>
          <table:table-cell table:formula="of:=[.A45]/[.$B$3]" office:value-type="float" office:value="0.398666666666667" calcext:value-type="float">
            <text:p>0.398666666666667</text:p>
          </table:table-cell>
          <table:table-cell office:value-type="string" calcext:value-type="string">
            <text:p>, </text:p>
          </table:table-cell>
          <table:table-cell table:formula="of:=[.B45]/[.$B$4]" office:value-type="float" office:value="0.461333333333333" calcext:value-type="float">
            <text:p>0.461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[</text:p>
          </table:table-cell>
          <table:table-cell table:formula="of:=[.A46]/[.$B$3]" office:value-type="float" office:value="0.356666666666667" calcext:value-type="float">
            <text:p>0.356666666666667</text:p>
          </table:table-cell>
          <table:table-cell office:value-type="string" calcext:value-type="string">
            <text:p>, </text:p>
          </table:table-cell>
          <table:table-cell table:formula="of:=[.B46]/[.$B$4]" office:value-type="float" office:value="0.556" calcext:value-type="float">
            <text:p>0.55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[</text:p>
          </table:table-cell>
          <table:table-cell table:formula="of:=[.A47]/[.$B$3]" office:value-type="float" office:value="0.309333333333333" calcext:value-type="float">
            <text:p>0.309333333333333</text:p>
          </table:table-cell>
          <table:table-cell office:value-type="string" calcext:value-type="string">
            <text:p>, </text:p>
          </table:table-cell>
          <table:table-cell table:formula="of:=[.B47]/[.$B$4]" office:value-type="float" office:value="0.538666666666667" calcext:value-type="float">
            <text:p>0.538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[</text:p>
          </table:table-cell>
          <table:table-cell table:formula="of:=[.A48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48]/[.$B$4]" office:value-type="float" office:value="0.514666666666667" calcext:value-type="float">
            <text:p>0.514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[</text:p>
          </table:table-cell>
          <table:table-cell table:formula="of:=[.A49]/[.$B$3]" office:value-type="float" office:value="0.224666666666667" calcext:value-type="float">
            <text:p>0.224666666666667</text:p>
          </table:table-cell>
          <table:table-cell office:value-type="string" calcext:value-type="string">
            <text:p>, </text:p>
          </table:table-cell>
          <table:table-cell table:formula="of:=[.B49]/[.$B$4]" office:value-type="float" office:value="0.487333333333333" calcext:value-type="float">
            <text:p>0.48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[</text:p>
          </table:table-cell>
          <table:table-cell table:formula="of:=[.A50]/[.$B$3]" office:value-type="float" office:value="0.200666666666667" calcext:value-type="float">
            <text:p>0.200666666666667</text:p>
          </table:table-cell>
          <table:table-cell office:value-type="string" calcext:value-type="string">
            <text:p>, </text:p>
          </table:table-cell>
          <table:table-cell table:formula="of:=[.B50]/[.$B$4]" office:value-type="float" office:value="0.465333333333333" calcext:value-type="float">
            <text:p>0.465333333333333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cen</text:p>
          </table:table-cell>
          <table:table-cell/>
          <table:table-cell table:formula="of:=COM.MICROSOFT.CONCAT( &quot;{&quot;&quot;name&quot;&quot;: &quot;&quot;&quot;; [.A51]; &quot;&quot;&quot;, &quot;)" office:value-type="string" office:string-value="{&quot;name&quot;: &quot;6m_cen&quot;, " calcext:value-type="string">
            <text:p>{"name": "6m_cen", 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“points” : [[</text:p>
          </table:table-cell>
          <table:table-cell table:formula="of:=[.A52]/[.$B$3]" office:value-type="float" office:value="0.408" calcext:value-type="float">
            <text:p>0.408</text:p>
          </table:table-cell>
          <table:table-cell office:value-type="string" calcext:value-type="string">
            <text:p>, </text:p>
          </table:table-cell>
          <table:table-cell table:formula="of:=[.B52]/[.$B$4]" office:value-type="float" office:value="0.460666666666667" calcext:value-type="float">
            <text:p>0.4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[</text:p>
          </table:table-cell>
          <table:table-cell table:formula="of:=[.A53]/[.$B$3]" office:value-type="float" office:value="0.58" calcext:value-type="float">
            <text:p>0.58</text:p>
          </table:table-cell>
          <table:table-cell office:value-type="string" calcext:value-type="string">
            <text:p>, </text:p>
          </table:table-cell>
          <table:table-cell table:formula="of:=[.B53]/[.$B$4]" office:value-type="float" office:value="0.460666666666667" calcext:value-type="float">
            <text:p>0.4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[</text:p>
          </table:table-cell>
          <table:table-cell table:formula="of:=[.A54]/[.$B$3]" office:value-type="float" office:value="0.626" calcext:value-type="float">
            <text:p>0.626</text:p>
          </table:table-cell>
          <table:table-cell office:value-type="string" calcext:value-type="string">
            <text:p>, </text:p>
          </table:table-cell>
          <table:table-cell table:formula="of:=[.B54]/[.$B$4]" office:value-type="float" office:value="0.557333333333333" calcext:value-type="float">
            <text:p>0.55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[</text:p>
          </table:table-cell>
          <table:table-cell table:formula="of:=[.A55]/[.$B$3]" office:value-type="float" office:value="0.552" calcext:value-type="float">
            <text:p>0.552</text:p>
          </table:table-cell>
          <table:table-cell office:value-type="string" calcext:value-type="string">
            <text:p>, </text:p>
          </table:table-cell>
          <table:table-cell table:formula="of:=[.B55]/[.$B$4]" office:value-type="float" office:value="0.563333333333333" calcext:value-type="float">
            <text:p>0.56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[</text:p>
          </table:table-cell>
          <table:table-cell table:formula="of:=[.A56]/[.$B$3]" office:value-type="float" office:value="0.49" calcext:value-type="float">
            <text:p>0.49</text:p>
          </table:table-cell>
          <table:table-cell office:value-type="string" calcext:value-type="string">
            <text:p>, </text:p>
          </table:table-cell>
          <table:table-cell table:formula="of:=[.B56]/[.$B$4]" office:value-type="float" office:value="0.564666666666667" calcext:value-type="float">
            <text:p>0.564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[</text:p>
          </table:table-cell>
          <table:table-cell table:formula="of:=[.A57]/[.$B$3]" office:value-type="float" office:value="0.419333333333333" calcext:value-type="float">
            <text:p>0.419333333333333</text:p>
          </table:table-cell>
          <table:table-cell office:value-type="string" calcext:value-type="string">
            <text:p>, </text:p>
          </table:table-cell>
          <table:table-cell table:formula="of:=[.B57]/[.$B$4]" office:value-type="float" office:value="0.563333333333333" calcext:value-type="float">
            <text:p>0.56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[</text:p>
          </table:table-cell>
          <table:table-cell table:formula="of:=[.A58]/[.$B$3]" office:value-type="float" office:value="0.363333333333333" calcext:value-type="float">
            <text:p>0.363333333333333</text:p>
          </table:table-cell>
          <table:table-cell office:value-type="string" calcext:value-type="string">
            <text:p>, </text:p>
          </table:table-cell>
          <table:table-cell table:formula="of:=[.B58]/[.$B$4]" office:value-type="float" office:value="0.558" calcext:value-type="float">
            <text:p>0.558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der</text:p>
          </table:table-cell>
          <table:table-cell/>
          <table:table-cell table:formula="of:=COM.MICROSOFT.CONCAT( &quot;{&quot;&quot;name&quot;&quot;: &quot;&quot;&quot;; [.A59]; &quot;&quot;&quot;, &quot;)" office:value-type="string" office:string-value="{&quot;name&quot;: &quot;6m_der&quot;, " calcext:value-type="string">
            <text:p>{"name": "6m_der", 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“points” : [[</text:p>
          </table:table-cell>
          <table:table-cell table:formula="of:=[.A60]/[.$B$3]" office:value-type="float" office:value="0.59" calcext:value-type="float">
            <text:p>0.59</text:p>
          </table:table-cell>
          <table:table-cell office:value-type="string" calcext:value-type="string">
            <text:p>, </text:p>
          </table:table-cell>
          <table:table-cell table:formula="of:=[.B60]/[.$B$4]" office:value-type="float" office:value="0.462" calcext:value-type="float">
            <text:p>0.4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61]/[.$B$3]" office:value-type="float" office:value="0.629333333333333" calcext:value-type="float">
            <text:p>0.629333333333333</text:p>
          </table:table-cell>
          <table:table-cell office:value-type="string" calcext:value-type="string">
            <text:p>, </text:p>
          </table:table-cell>
          <table:table-cell table:formula="of:=[.B61]/[.$B$4]" office:value-type="float" office:value="0.448" calcext:value-type="float">
            <text:p>0.44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[</text:p>
          </table:table-cell>
          <table:table-cell table:formula="of:=[.A62]/[.$B$3]" office:value-type="float" office:value="0.668" calcext:value-type="float">
            <text:p>0.668</text:p>
          </table:table-cell>
          <table:table-cell office:value-type="string" calcext:value-type="string">
            <text:p>, </text:p>
          </table:table-cell>
          <table:table-cell table:formula="of:=[.B62]/[.$B$4]" office:value-type="float" office:value="0.43" calcext:value-type="float">
            <text:p>0.4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[</text:p>
          </table:table-cell>
          <table:table-cell table:formula="of:=[.A63]/[.$B$3]" office:value-type="float" office:value="0.697333333333333" calcext:value-type="float">
            <text:p>0.697333333333333</text:p>
          </table:table-cell>
          <table:table-cell office:value-type="string" calcext:value-type="string">
            <text:p>, </text:p>
          </table:table-cell>
          <table:table-cell table:formula="of:=[.B63]/[.$B$4]" office:value-type="float" office:value="0.411333333333333" calcext:value-type="float">
            <text:p>0.411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[</text:p>
          </table:table-cell>
          <table:table-cell table:formula="of:=[.A64]/[.$B$3]" office:value-type="float" office:value="0.718666666666667" calcext:value-type="float">
            <text:p>0.718666666666667</text:p>
          </table:table-cell>
          <table:table-cell office:value-type="string" calcext:value-type="string">
            <text:p>, </text:p>
          </table:table-cell>
          <table:table-cell table:formula="of:=[.B64]/[.$B$4]" office:value-type="float" office:value="0.392666666666667" calcext:value-type="float">
            <text:p>0.392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[</text:p>
          </table:table-cell>
          <table:table-cell table:formula="of:=[.A65]/[.$B$3]" office:value-type="float" office:value="0.789333333333333" calcext:value-type="float">
            <text:p>0.789333333333333</text:p>
          </table:table-cell>
          <table:table-cell office:value-type="string" calcext:value-type="string">
            <text:p>, </text:p>
          </table:table-cell>
          <table:table-cell table:formula="of:=[.B65]/[.$B$4]" office:value-type="float" office:value="0.465333333333333" calcext:value-type="float">
            <text:p>0.465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[</text:p>
          </table:table-cell>
          <table:table-cell table:formula="of:=[.A66]/[.$B$3]" office:value-type="float" office:value="0.764666666666667" calcext:value-type="float">
            <text:p>0.764666666666667</text:p>
          </table:table-cell>
          <table:table-cell office:value-type="string" calcext:value-type="string">
            <text:p>, </text:p>
          </table:table-cell>
          <table:table-cell table:formula="of:=[.B66]/[.$B$4]" office:value-type="float" office:value="0.49" calcext:value-type="float">
            <text:p>0.4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[</text:p>
          </table:table-cell>
          <table:table-cell table:formula="of:=[.A67]/[.$B$3]" office:value-type="float" office:value="0.73" calcext:value-type="float">
            <text:p>0.73</text:p>
          </table:table-cell>
          <table:table-cell office:value-type="string" calcext:value-type="string">
            <text:p>, </text:p>
          </table:table-cell>
          <table:table-cell table:formula="of:=[.B67]/[.$B$4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68]/[.$B$3]" office:value-type="float" office:value="0.688666666666667" calcext:value-type="float">
            <text:p>0.688666666666667</text:p>
          </table:table-cell>
          <table:table-cell office:value-type="string" calcext:value-type="string">
            <text:p>, </text:p>
          </table:table-cell>
          <table:table-cell table:formula="of:=[.B68]/[.$B$4]" office:value-type="float" office:value="0.537333333333333" calcext:value-type="float">
            <text:p>0.53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[</text:p>
          </table:table-cell>
          <table:table-cell table:formula="of:=[.A69]/[.$B$3]" office:value-type="float" office:value="0.634" calcext:value-type="float">
            <text:p>0.634</text:p>
          </table:table-cell>
          <table:table-cell office:value-type="string" calcext:value-type="string">
            <text:p>, </text:p>
          </table:table-cell>
          <table:table-cell table:formula="of:=[.B69]/[.$B$4]" office:value-type="float" office:value="0.556" calcext:value-type="float">
            <text:p>0.556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izq</text:p>
          </table:table-cell>
          <table:table-cell/>
          <table:table-cell table:formula="of:=COM.MICROSOFT.CONCAT( &quot;{&quot;&quot;name&quot;&quot;: &quot;&quot;&quot;; [.A70]; &quot;&quot;&quot;, &quot;)" office:value-type="string" office:string-value="{&quot;name&quot;: &quot;9m_izq&quot;, " calcext:value-type="string">
            <text:p>{"name": "9m_izq", 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“points” : [[</text:p>
          </table:table-cell>
          <table:table-cell table:formula="of:=[.A71]/[.$B$3]" office:value-type="float" office:value="0.126" calcext:value-type="float">
            <text:p>0.126</text:p>
          </table:table-cell>
          <table:table-cell office:value-type="string" calcext:value-type="string">
            <text:p>, </text:p>
          </table:table-cell>
          <table:table-cell table:formula="of:=[.B71]/[.$B$4]" office:value-type="float" office:value="0.540666666666667" calcext:value-type="float">
            <text:p>0.54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[</text:p>
          </table:table-cell>
          <table:table-cell table:formula="of:=[.A72]/[.$B$3]" office:value-type="float" office:value="0.188666666666667" calcext:value-type="float">
            <text:p>0.188666666666667</text:p>
          </table:table-cell>
          <table:table-cell office:value-type="string" calcext:value-type="string">
            <text:p>, </text:p>
          </table:table-cell>
          <table:table-cell table:formula="of:=[.B72]/[.$B$4]" office:value-type="float" office:value="0.477333333333333" calcext:value-type="float">
            <text:p>0.47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[</text:p>
          </table:table-cell>
          <table:table-cell table:formula="of:=[.A73]/[.$B$3]" office:value-type="float" office:value="0.216666666666667" calcext:value-type="float">
            <text:p>0.216666666666667</text:p>
          </table:table-cell>
          <table:table-cell office:value-type="string" calcext:value-type="string">
            <text:p>, </text:p>
          </table:table-cell>
          <table:table-cell table:formula="of:=[.B73]/[.$B$4]" office:value-type="float" office:value="0.502" calcext:value-type="float">
            <text:p>0.50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[</text:p>
          </table:table-cell>
          <table:table-cell table:formula="of:=[.A74]/[.$B$3]" office:value-type="float" office:value="0.25" calcext:value-type="float">
            <text:p>0.25</text:p>
          </table:table-cell>
          <table:table-cell office:value-type="string" calcext:value-type="string">
            <text:p>, </text:p>
          </table:table-cell>
          <table:table-cell table:formula="of:=[.B74]/[.$B$4]" office:value-type="float" office:value="0.524666666666667" calcext:value-type="float">
            <text:p>0.524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[</text:p>
          </table:table-cell>
          <table:table-cell table:formula="of:=[.A75]/[.$B$3]" office:value-type="float" office:value="0.292" calcext:value-type="float">
            <text:p>0.292</text:p>
          </table:table-cell>
          <table:table-cell office:value-type="string" calcext:value-type="string">
            <text:p>, </text:p>
          </table:table-cell>
          <table:table-cell table:formula="of:=[.B75]/[.$B$4]" office:value-type="float" office:value="0.546666666666667" calcext:value-type="float">
            <text:p>0.54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76]/[.$B$3]" office:value-type="float" office:value="0.35" calcext:value-type="float">
            <text:p>0.35</text:p>
          </table:table-cell>
          <table:table-cell office:value-type="string" calcext:value-type="string">
            <text:p>, </text:p>
          </table:table-cell>
          <table:table-cell table:formula="of:=[.B76]/[.$B$4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[</text:p>
          </table:table-cell>
          <table:table-cell table:formula="of:=[.A77]/[.$B$3]" office:value-type="float" office:value="0.307333333333333" calcext:value-type="float">
            <text:p>0.307333333333333</text:p>
          </table:table-cell>
          <table:table-cell office:value-type="string" calcext:value-type="string">
            <text:p>, </text:p>
          </table:table-cell>
          <table:table-cell table:formula="of:=[.B77]/[.$B$4]" office:value-type="float" office:value="0.658" calcext:value-type="float">
            <text:p>0.65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[</text:p>
          </table:table-cell>
          <table:table-cell table:formula="of:=[.A78]/[.$B$3]" office:value-type="float" office:value="0.126666666666667" calcext:value-type="float">
            <text:p>0.126666666666667</text:p>
          </table:table-cell>
          <table:table-cell office:value-type="string" calcext:value-type="string">
            <text:p>, </text:p>
          </table:table-cell>
          <table:table-cell table:formula="of:=[.B78]/[.$B$4]" office:value-type="float" office:value="0.658666666666667" calcext:value-type="float">
            <text:p>0.6586666666666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cen</text:p>
          </table:table-cell>
          <table:table-cell/>
          <table:table-cell table:formula="of:=COM.MICROSOFT.CONCAT( &quot;{&quot;&quot;name&quot;&quot;: &quot;&quot;&quot;; [.A79]; &quot;&quot;&quot;, &quot;)" office:value-type="string" office:string-value="{&quot;name&quot;: &quot;9m_cen&quot;, " calcext:value-type="string">
            <text:p>{"name": "9m_cen", 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“points” : [[</text:p>
          </table:table-cell>
          <table:table-cell table:formula="of:=[.A80]/[.$B$3]" office:value-type="float" office:value="0.358" calcext:value-type="float">
            <text:p>0.358</text:p>
          </table:table-cell>
          <table:table-cell office:value-type="string" calcext:value-type="string">
            <text:p>, </text:p>
          </table:table-cell>
          <table:table-cell table:formula="of:=[.B80]/[.$B$4]" office:value-type="float" office:value="0.57" calcext:value-type="float">
            <text:p>0.5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[</text:p>
          </table:table-cell>
          <table:table-cell table:formula="of:=[.A81]/[.$B$3]" office:value-type="float" office:value="0.406" calcext:value-type="float">
            <text:p>0.406</text:p>
          </table:table-cell>
          <table:table-cell office:value-type="string" calcext:value-type="string">
            <text:p>, </text:p>
          </table:table-cell>
          <table:table-cell table:formula="of:=[.B81]/[.$B$4]" office:value-type="float" office:value="0.576" calcext:value-type="float">
            <text:p>0.57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[</text:p>
          </table:table-cell>
          <table:table-cell table:formula="of:=[.A8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82]/[.$B$4]" office:value-type="float" office:value="0.58" calcext:value-type="float">
            <text:p>0.5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[</text:p>
          </table:table-cell>
          <table:table-cell table:formula="of:=[.A83]/[.$B$3]" office:value-type="float" office:value="0.571333333333333" calcext:value-type="float">
            <text:p>0.571333333333333</text:p>
          </table:table-cell>
          <table:table-cell office:value-type="string" calcext:value-type="string">
            <text:p>, </text:p>
          </table:table-cell>
          <table:table-cell table:formula="of:=[.B83]/[.$B$4]" office:value-type="float" office:value="0.576666666666667" calcext:value-type="float">
            <text:p>0.57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[</text:p>
          </table:table-cell>
          <table:table-cell table:formula="of:=[.A84]/[.$B$3]" office:value-type="float" office:value="0.630666666666667" calcext:value-type="float">
            <text:p>0.630666666666667</text:p>
          </table:table-cell>
          <table:table-cell office:value-type="string" calcext:value-type="string">
            <text:p>, </text:p>
          </table:table-cell>
          <table:table-cell table:formula="of:=[.B84]/[.$B$4]" office:value-type="float" office:value="0.57" calcext:value-type="float">
            <text:p>0.5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[</text:p>
          </table:table-cell>
          <table:table-cell table:formula="of:=[.A85]/[.$B$3]" office:value-type="float" office:value="0.672" calcext:value-type="float">
            <text:p>0.672</text:p>
          </table:table-cell>
          <table:table-cell office:value-type="string" calcext:value-type="string">
            <text:p>, </text:p>
          </table:table-cell>
          <table:table-cell table:formula="of:=[.B85]/[.$B$4]" office:value-type="float" office:value="0.658" calcext:value-type="float">
            <text:p>0.65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[</text:p>
          </table:table-cell>
          <table:table-cell table:formula="of:=[.A86]/[.$B$3]" office:value-type="float" office:value="0.317333333333333" calcext:value-type="float">
            <text:p>0.317333333333333</text:p>
          </table:table-cell>
          <table:table-cell office:value-type="string" calcext:value-type="string">
            <text:p>, </text:p>
          </table:table-cell>
          <table:table-cell table:formula="of:=[.B86]/[.$B$4]" office:value-type="float" office:value="0.658" calcext:value-type="float">
            <text:p>0.658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der</text:p>
          </table:table-cell>
          <table:table-cell/>
          <table:table-cell table:formula="of:=COM.MICROSOFT.CONCAT( &quot;{&quot;&quot;name&quot;&quot;: &quot;&quot;&quot;; [.A87]; &quot;&quot;&quot;, &quot;)" office:value-type="string" office:string-value="{&quot;name&quot;: &quot;9m_der&quot;, " calcext:value-type="string">
            <text:p>{"name": "9m_der", 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“points” : [[</text:p>
          </table:table-cell>
          <table:table-cell table:formula="of:=[.A88]/[.$B$3]" office:value-type="float" office:value="0.64" calcext:value-type="float">
            <text:p>0.64</text:p>
          </table:table-cell>
          <table:table-cell office:value-type="string" calcext:value-type="string">
            <text:p>, </text:p>
          </table:table-cell>
          <table:table-cell table:formula="of:=[.B88]/[.$B$4]" office:value-type="float" office:value="0.568666666666667" calcext:value-type="float">
            <text:p>0.568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[</text:p>
          </table:table-cell>
          <table:table-cell table:formula="of:=[.A89]/[.$B$3]" office:value-type="float" office:value="0.678" calcext:value-type="float">
            <text:p>0.678</text:p>
          </table:table-cell>
          <table:table-cell office:value-type="string" calcext:value-type="string">
            <text:p>, </text:p>
          </table:table-cell>
          <table:table-cell table:formula="of:=[.B89]/[.$B$4]" office:value-type="float" office:value="0.556" calcext:value-type="float">
            <text:p>0.55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[</text:p>
          </table:table-cell>
          <table:table-cell table:formula="of:=[.A90]/[.$B$3]" office:value-type="float" office:value="0.713333333333333" calcext:value-type="float">
            <text:p>0.713333333333333</text:p>
          </table:table-cell>
          <table:table-cell office:value-type="string" calcext:value-type="string">
            <text:p>, </text:p>
          </table:table-cell>
          <table:table-cell table:formula="of:=[.B90]/[.$B$4]" office:value-type="float" office:value="0.540666666666667" calcext:value-type="float">
            <text:p>0.54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[</text:p>
          </table:table-cell>
          <table:table-cell table:formula="of:=[.A91]/[.$B$3]" office:value-type="float" office:value="0.754" calcext:value-type="float">
            <text:p>0.754</text:p>
          </table:table-cell>
          <table:table-cell office:value-type="string" calcext:value-type="string">
            <text:p>, </text:p>
          </table:table-cell>
          <table:table-cell table:formula="of:=[.B91]/[.$B$4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[</text:p>
          </table:table-cell>
          <table:table-cell table:formula="of:=[.A92]/[.$B$3]" office:value-type="float" office:value="0.800666666666667" calcext:value-type="float">
            <text:p>0.800666666666667</text:p>
          </table:table-cell>
          <table:table-cell office:value-type="string" calcext:value-type="string">
            <text:p>, </text:p>
          </table:table-cell>
          <table:table-cell table:formula="of:=[.B92]/[.$B$4]" office:value-type="float" office:value="0.477333333333333" calcext:value-type="float">
            <text:p>0.47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[</text:p>
          </table:table-cell>
          <table:table-cell table:formula="of:=[.A93]/[.$B$3]" office:value-type="float" office:value="0.863333333333333" calcext:value-type="float">
            <text:p>0.863333333333333</text:p>
          </table:table-cell>
          <table:table-cell office:value-type="string" calcext:value-type="string">
            <text:p>, </text:p>
          </table:table-cell>
          <table:table-cell table:formula="of:=[.B93]/[.$B$4]" office:value-type="float" office:value="0.540666666666667" calcext:value-type="float">
            <text:p>0.54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[</text:p>
          </table:table-cell>
          <table:table-cell table:formula="of:=[.A94]/[.$B$3]" office:value-type="float" office:value="0.863333333333333" calcext:value-type="float">
            <text:p>0.863333333333333</text:p>
          </table:table-cell>
          <table:table-cell office:value-type="string" calcext:value-type="string">
            <text:p>, </text:p>
          </table:table-cell>
          <table:table-cell table:formula="of:=[.B94]/[.$B$4]" office:value-type="float" office:value="0.657333333333333" calcext:value-type="float">
            <text:p>0.65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[</text:p>
          </table:table-cell>
          <table:table-cell table:formula="of:=[.A95]/[.$B$3]" office:value-type="float" office:value="0.68" calcext:value-type="float">
            <text:p>0.68</text:p>
          </table:table-cell>
          <table:table-cell office:value-type="string" calcext:value-type="string">
            <text:p>, </text:p>
          </table:table-cell>
          <table:table-cell table:formula="of:=[.B95]/[.$B$4]" office:value-type="float" office:value="0.658666666666667" calcext:value-type="float">
            <text:p>0.6586666666666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/>
          <table:table-cell table:formula="of:=COM.MICROSOFT.CONCAT( &quot;{&quot;&quot;name&quot;&quot;: &quot;&quot;&quot;; [.A96]; &quot;&quot;&quot;, &quot;)" office:value-type="string" office:string-value="{&quot;name&quot;: &quot;otros&quot;, " calcext:value-type="string">
            <text:p>{"name": "otros", 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“points” : [[</text:p>
          </table:table-cell>
          <table:table-cell table:formula="of:=[.A97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97]/[.$B$4]" office:value-type="float" office:value="0.666" calcext:value-type="float">
            <text:p>0.66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[</text:p>
          </table:table-cell>
          <table:table-cell table:formula="of:=[.A98]/[.$B$3]" office:value-type="float" office:value="0.862" calcext:value-type="float">
            <text:p>0.862</text:p>
          </table:table-cell>
          <table:table-cell office:value-type="string" calcext:value-type="string">
            <text:p>, </text:p>
          </table:table-cell>
          <table:table-cell table:formula="of:=[.B98]/[.$B$4]" office:value-type="float" office:value="0.666" calcext:value-type="float">
            <text:p>0.66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[</text:p>
          </table:table-cell>
          <table:table-cell table:formula="of:=[.A99]/[.$B$3]" office:value-type="float" office:value="0.862" calcext:value-type="float">
            <text:p>0.862</text:p>
          </table:table-cell>
          <table:table-cell office:value-type="string" calcext:value-type="string">
            <text:p>, </text:p>
          </table:table-cell>
          <table:table-cell table:formula="of:=[.B99]/[.$B$4]" office:value-type="float" office:value="0.775333333333333" calcext:value-type="float">
            <text:p>0.775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[</text:p>
          </table:table-cell>
          <table:table-cell table:formula="of:=[.A100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100]/[.$B$4]" office:value-type="float" office:value="0.775333333333333" calcext:value-type="float">
            <text:p>0.775333333333333</text:p>
          </table:table-cell>
          <table:table-cell office:value-type="string" calcext:value-type="string">
            <text:p>]]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8:32:48.754666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6-08T18:48:26.704616809</dc:date>
    <meta:editing-duration>PT2H21M29S</meta:editing-duration>
    <meta:editing-cycles>13</meta:editing-cycles>
    <meta:generator>LibreOffice/6.4.7.2$Linux_X86_64 LibreOffice_project/40$Build-2</meta:generator>
    <meta:document-statistic meta:table-count="3" meta:cell-count="1719" meta:object-count="0"/>
  </office:meta>
</office:document-meta>
</file>